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9" office:value-type="string" calcext:value-type="string">
            <text:p>field_name</text:p>
          </table:table-cell>
          <table:table-cell table:style-name="ce9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ef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fix (abbreviation) to be printed in front of the data, if any.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  <table:table-row table:style-name="ro2">
          <table:table-cell office:value-type="string" calcext:value-type="string">
            <text:p>print_sex_symbo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sex data be printed as symbols ? (only the field containing sex data should have this option set to 1)</text:p>
          </table:table-cell>
        </table:table-row>
      </table:table>
      <table:table table:name="Print_parameters_ex1" table:style-name="ta1">
        <table:table-column table:style-name="co4" table:default-cell-style-name="ce9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table table:name="Print_parameters_ex2" table:style-name="ta1">
        <table:table-column table:style-name="co4" table:default-cell-style-name="ce9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Table_data" table:style-name="ta1">
        <table:table-column table:style-name="co4" table:default-cell-style-name="ce11"/>
        <table:table-column table:style-name="co5" table:default-cell-style-name="ce9"/>
        <table:table-column table:style-name="co4" table:default-cell-style-name="ce9"/>
        <table:table-column table:style-name="co6" table:default-cell-style-name="ce10"/>
        <table:table-column table:style-name="co4" table:default-cell-style-name="ce10"/>
        <table:table-column table:style-name="co4" table:number-columns-repeated="6" table:default-cell-style-name="ce9"/>
        <table:table-column table:style-name="co4" table:number-columns-repeated="2" table:default-cell-style-name="Default"/>
        <table:table-row table:style-name="ro1">
          <table:table-cell table:style-name="ce9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12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1-12T13:04:23.445660547</dc:date>
    <dc:creator>Nicolas Moiroux</dc:creator>
    <meta:editing-duration>P1DT18H15M53S</meta:editing-duration>
    <meta:editing-cycles>51</meta:editing-cycles>
    <meta:generator>LibreOffice/7.3.7.2$Linux_X86_64 LibreOffice_project/30$Build-2</meta:generator>
    <meta:document-statistic meta:table-count="4" meta:cell-count="497" meta:object-count="0"/>
  </office:meta>
</office:document-meta>
</file>